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10000017EF9A942BCCCA32A8E.png" manifest:media-type="image/png"/>
  <manifest:file-entry manifest:full-path="Pictures/100002010000057500000179EF3212E1489CA8C6.png" manifest:media-type="image/png"/>
  <manifest:file-entry manifest:full-path="Pictures/10000201000005690000017A7C2704378DB3D9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bd15" officeooo:paragraph-rsid="0002bd1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6pt" fo:font-weight="bold" officeooo:rsid="0002bd15" officeooo:paragraph-rsid="0002bd15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2.76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2.43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2.42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><draw:frame draw:style-name="fr3" draw:name="Image1" text:anchor-type="char" svg:x="3.143cm" svg:y="1.162cm" svg:width="11.351cm" svg:height="9.34cm" draw:z-index="0"><draw:image xlink:href="Pictures/10000201000005690000017A7C2704378DB3D952.png" xlink:type="simple" xlink:show="embed" xlink:actuate="onLoad" loext:mime-type="image/png"/></draw:frame><draw:frame draw:style-name="fr2" draw:name="Image2" text:anchor-type="char" svg:x="3.194cm" svg:y="14.945cm" svg:width="11.379cm" svg:height="9.34cm" draw:z-index="1"><draw:image xlink:href="Pictures/10000201000005610000017EF9A942BCCCA32A8E.png" xlink:type="simple" xlink:show="embed" xlink:actuate="onLoad" loext:mime-type="image/png"/></draw:frame></text:p>
      <text:p text:style-name="P2"><draw:frame draw:style-name="fr1" draw:name="Image3" text:anchor-type="char" svg:x="3.364cm" svg:y="0.91cm" svg:width="11.439cm" svg:height="9.34cm" draw:z-index="2"><draw:image xlink:href="Pictures/100002010000057500000179EF3212E1489CA8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8:50:29.544410999</meta:creation-date>
    <dc:date>2020-11-26T18:54:44.560426280</dc:date>
    <meta:editing-duration>PT4M15S</meta:editing-duration>
    <meta:editing-cycles>1</meta:editing-cycles>
    <meta:document-statistic meta:table-count="0" meta:image-count="3" meta:object-count="0" meta:page-count="2" meta:paragraph-count="1" meta:word-count="1" meta:character-count="6" meta:non-whitespace-character-count="6"/>
    <meta:generator>LibreOffice/6.4.6.2$Linux_X86_64 LibreOffice_project/40$Build-2</meta:generator>
  </office:meta>
</office:document-meta>
</file>